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 style:list-style-name="L2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r4" style:family="presentation" style:parent-style-name="Default-outline1" style:list-style-name="L3">
      <style:graphic-properties draw:fill-color="#ffffff" draw:auto-grow-height="true" fo:min-height="10.842cm"/>
    </style:style>
    <style:style style:name="pr5" style:family="presentation" style:parent-style-name="Default-notes">
      <style:graphic-properties draw:fill-color="#ffffff" fo:min-height="11.29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false" fo:text-indent="-0.635cm"/>
    </style:style>
    <style:style style:name="P3" style:family="paragraph">
      <style:paragraph-properties fo:margin-left="0.635cm" fo:margin-right="0cm" fo:text-align="start" text:enable-numbering="false" fo:text-indent="-0.635cm"/>
      <style:text-properties fo:font-family="Arial" fo:font-size="24pt"/>
    </style:style>
    <style:style style:name="P4" style:family="paragraph">
      <style:paragraph-properties fo:margin-left="0.635cm" fo:margin-right="0cm" fo:line-height="150%" text:enable-numbering="false" fo:text-indent="-0.61cm"/>
    </style:style>
    <style:style style:name="P5" style:family="paragraph">
      <style:paragraph-properties fo:margin-left="0.635cm" fo:margin-right="0cm" fo:line-height="150%" text:enable-numbering="true" fo:text-indent="-0.61cm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2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weight="bold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">
        <style:list-level-properties text:space-before="0.025cm" text:min-label-width="0.61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92cm" text:min-label-width="0.793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<text:span text:style-name="T1">9:45–11:00</text:span></text:p>
          </draw:text-box>
        </draw:frame>
        <draw:frame presentation:style-name="pr2" draw:text-style-name="P3" draw:layer="layout" svg:width="21.493cm" svg:height="10.842cm" svg:x="1.838cm" svg:y="4.934cm" presentation:class="subtitle">
          <draw:text-box>
            <text:list text:style-name="L2">
              <text:list-item>
                <text:list>
                  <text:list-item>
                    <text:p text:style-name="P2"><text:span text:style-name="T2"><text:s/></text:span><text:span text:style-name="T2">Eightbol Tutor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The Plan...</text:p>
          </draw:text-box>
        </draw:frame>
        <draw:frame presentation:style-name="pr4" draw:text-style-name="P4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4"><text:span text:style-name="T3">1. Learn the Eightbol language</text:span></text:p>
              </text:list-item>
            </text:list>
            <text:list text:style-name="L3">
              <text:list-item>
                <text:p text:style-name="P4"><text:span text:style-name="T3">2. Download and try out the Eightbol compiler</text:span></text:p>
              </text:list-item>
            </text:list>
            <text:list text:style-name="L3">
              <text:list-item>
                <text:p text:style-name="P4"><text:span text:style-name="T3">3. Build an entire IDE for Eightbol</text:span></text:p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Make sure you have these files (in eightbol.zip):</text:p>
              </text:list-item>
            </text:list>
            <text:list text:style-name="L3">
              <text:list-item>
                <text:p text:style-name="P5">eightbol-site.pdf</text:p>
              </text:list-item>
            </text:list>
            <text:list text:style-name="L3">
              <text:list-item>
                <text:p text:style-name="P5">eightbol-compiler-linux.tgz</text:p>
              </text:list-item>
            </text:list>
            <text:list text:style-name="L3">
              <text:list-item>
                <text:p text:style-name="P5">eightbol-tutorial.pdf</text:p>
              </text:list-item>
            </text:list>
            <text:list text:style-name="L3">
              <text:list-item>
                <text:p text:style-name="P5">starter-workspace.zip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5" draw:layer="layout" svg:width="15.434cm" svg:height="11.291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date>2006-02-03T18:06:15</dc:date>
    <meta:print-date>2006-01-18T14:54:19</meta:print-date>
    <dc:language>en-US</dc:language>
    <meta:editing-cycles>371</meta:editing-cycles>
    <meta:editing-duration>P1DT0H35M19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